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" draw:fill="none" draw:textarea-horizontal-align="center" draw:textarea-vertical-align="middle"/>
    </style:style>
    <style:style style:name="gr2" style:family="graphic" style:parent-style-name="standard">
      <style:graphic-properties draw:marker-start="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1cm" svg:x="11.842cm" svg:y="7.042cm">
          <text:p text:style-name="P1"><text:span text:style-name="T1">Check Field</text:span></text:p>
        </draw:rect>
        <draw:rect draw:style-name="gr1" draw:text-style-name="P2" draw:id="id4" draw:layer="layout" svg:width="2.2cm" svg:height="1cm" svg:x="7.642cm" svg:y="9.142cm">
          <text:p text:style-name="P1"><text:span text:style-name="T1">Color LUT</text:span></text:p>
        </draw:rect>
        <draw:rect draw:style-name="gr1" draw:text-style-name="P2" draw:layer="layout" svg:width="2.2cm" svg:height="1cm" svg:x="7.642cm" svg:y="10.642cm">
          <text:p text:style-name="P1"><text:span text:style-name="T1">Luminance</text:span></text:p>
          <text:p text:style-name="P1"><text:span text:style-name="T1">Ramp</text:span></text:p>
        </draw:rect>
        <draw:custom-shape draw:style-name="gr2" draw:text-style-name="P3" draw:id="id1" draw:layer="layout" svg:width="4cm" svg:height="1cm" draw:transform="rotate (1.5707963267946) translate (14.342cm 11.042cm)">
          <text:p/>
          <draw:enhanced-geometry svg:viewBox="0 0 21600 21600" draw:glue-points="?f6 10800 10800 21600 ?f5 10800 10800 0" draw:text-areas="?f3 ?f3 ?f4 ?f4" draw:type="trapezoid" draw:modifiers="5150.312421894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2" draw:id="id2" draw:layer="layout" svg:width="2cm" svg:height="1cm" svg:x="16.342cm" svg:y="8.542cm">
          <text:p text:style-name="P1"><text:span text:style-name="T1">System</text:span></text:p>
          <text:p text:style-name="P1"><text:span text:style-name="T1">Generator</text:span></text:p>
        </draw:rect>
        <draw:connector draw:style-name="gr3" draw:text-style-name="P3" draw:layer="layout" svg:x1="15.342cm" svg:y1="9.042cm" svg:x2="16.342cm" svg:y2="9.042cm" draw:start-shape="id1" draw:start-glue-point="1" draw:end-shape="id2" draw:end-glue-point="3">
          <text:p/>
        </draw:connector>
        <draw:connector draw:style-name="gr3" draw:text-style-name="P3" draw:layer="layout" svg:x1="7.042cm" svg:y1="9.642cm" svg:x2="7.642cm" svg:y2="9.642cm" draw:start-shape="id3" draw:start-glue-point="1" draw:end-shape="id4" draw:end-glue-point="3">
          <text:p/>
        </draw:connector>
        <draw:custom-shape draw:style-name="gr2" draw:text-style-name="P3" draw:id="id3" draw:layer="layout" svg:width="10cm" svg:height="1cm" draw:transform="rotate (1.5707963267946) translate (6.042cm 14.64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59.994000599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2" draw:layer="layout" svg:width="2cm" svg:height="1cm" svg:x="3.042cm" svg:y="10.642cm">
          <text:p text:style-name="P1"><text:span text:style-name="T1">Window</text:span></text:p>
        </draw:rect>
        <draw:rect draw:style-name="gr1" draw:text-style-name="P2" draw:layer="layout" svg:width="2cm" svg:height="1cm" svg:x="3.042cm" svg:y="12.142cm">
          <text:p text:style-name="P1"><text:span text:style-name="T1">Pluge</text:span></text:p>
        </draw:rect>
        <draw:rect draw:style-name="gr1" draw:text-style-name="P2" draw:layer="layout" svg:width="2cm" svg:height="1cm" svg:x="3.042cm" svg:y="13.642cm">
          <text:p text:style-name="P1"><text:span text:style-name="T1">Text</text:span></text:p>
        </draw:rect>
        <draw:line draw:style-name="gr3" draw:text-style-name="P3" draw:layer="layout" svg:x1="5.042cm" svg:y1="11.142cm" svg:x2="6.042cm" svg:y2="11.142cm">
          <text:p/>
        </draw:line>
        <draw:line draw:style-name="gr3" draw:text-style-name="P3" draw:layer="layout" svg:x1="5.042cm" svg:y1="12.642cm" svg:x2="6.042cm" svg:y2="12.642cm">
          <text:p/>
        </draw:line>
        <draw:line draw:style-name="gr3" draw:text-style-name="P3" draw:layer="layout" svg:x1="5.042cm" svg:y1="14.142cm" svg:x2="6.042cm" svg:y2="14.142cm">
          <text:p/>
        </draw:line>
        <draw:rect draw:style-name="gr1" draw:text-style-name="P2" draw:layer="layout" svg:width="2cm" svg:height="1cm" svg:x="5.842cm" svg:y="17.142cm">
          <text:p text:style-name="P1"><text:span text:style-name="T1">Vertical SM</text:span></text:p>
        </draw:rect>
        <draw:rect draw:style-name="gr1" draw:text-style-name="P2" draw:layer="layout" svg:width="2cm" svg:height="1cm" svg:x="3.042cm" svg:y="9.142cm">
          <text:p text:style-name="P1"><text:span text:style-name="T1">Clapper Board</text:span></text:p>
        </draw:rect>
        <draw:line draw:style-name="gr3" draw:text-style-name="P3" draw:layer="layout" svg:x1="5.042cm" svg:y1="9.642cm" svg:x2="6.042cm" svg:y2="9.642cm">
          <text:p/>
        </draw:line>
        <draw:rect draw:style-name="gr1" draw:text-style-name="P2" draw:layer="layout" svg:width="2cm" svg:height="1cm" svg:x="3.042cm" svg:y="7.642cm">
          <text:p text:style-name="P1"><text:span text:style-name="T1">75% Red</text:span></text:p>
        </draw:rect>
        <draw:line draw:style-name="gr3" draw:text-style-name="P3" draw:layer="layout" svg:x1="5.042cm" svg:y1="8.142cm" svg:x2="6.042cm" svg:y2="8.142cm">
          <text:p/>
        </draw:line>
        <draw:rect draw:style-name="gr1" draw:text-style-name="P2" draw:layer="layout" svg:width="2cm" svg:height="1cm" svg:x="3.042cm" svg:y="6.142cm">
          <text:p text:style-name="P1"><text:span text:style-name="T1">Colorbar</text:span></text:p>
        </draw:rect>
        <draw:line draw:style-name="gr3" draw:text-style-name="P3" draw:layer="layout" svg:x1="5.042cm" svg:y1="6.642cm" svg:x2="6.042cm" svg:y2="6.642cm">
          <text:p/>
        </draw:line>
        <draw:line draw:style-name="gr3" draw:text-style-name="P3" draw:layer="layout" svg:x1="5.042cm" svg:y1="5.142cm" svg:x2="6.042cm" svg:y2="5.142cm">
          <text:p/>
        </draw:line>
        <draw:rect draw:style-name="gr1" draw:text-style-name="P2" draw:layer="layout" svg:width="2cm" svg:height="1cm" svg:x="3.042cm" svg:y="4.642cm">
          <text:p text:style-name="P1"><text:span text:style-name="T1">Black</text:span></text:p>
        </draw:rect>
        <draw:custom-shape draw:style-name="gr2" draw:text-style-name="P3" draw:layer="layout" svg:width="2.5cm" svg:height="1cm" draw:transform="rotate (1.5707963267946) translate (10.342cm 11.642cm)">
          <text:p/>
          <draw:enhanced-geometry svg:viewBox="0 0 21600 21600" draw:glue-points="?f6 10800 10800 21600 ?f5 10800 10800 0" draw:text-areas="?f3 ?f3 ?f4 ?f4" draw:type="trapezoid" draw:modifiers="6917.872850859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9.842cm" svg:y1="9.642cm" svg:x2="10.342cm" svg:y2="9.642cm">
          <text:p/>
        </draw:line>
        <draw:line draw:style-name="gr3" draw:text-style-name="P3" draw:layer="layout" svg:x1="9.842cm" svg:y1="11.142cm" svg:x2="10.342cm" svg:y2="11.142cm">
          <text:p/>
        </draw:line>
        <draw:line draw:style-name="gr3" draw:text-style-name="P3" draw:layer="layout" svg:x1="13.842cm" svg:y1="10.342cm" svg:x2="14.342cm" svg:y2="10.342cm">
          <text:p/>
        </draw:line>
        <draw:rect draw:style-name="gr1" draw:text-style-name="P2" draw:layer="layout" svg:width="2cm" svg:height="1cm" svg:x="11.842cm" svg:y="9.842cm">
          <text:p text:style-name="P1"><text:span text:style-name="T1">Filter</text:span></text:p>
        </draw:rect>
        <draw:line draw:style-name="gr3" draw:text-style-name="P3" draw:layer="layout" svg:x1="11.342cm" svg:y1="10.342cm" svg:x2="11.842cm" svg:y2="10.342cm">
          <text:p/>
        </draw:line>
        <draw:line draw:style-name="gr3" draw:text-style-name="P3" draw:layer="layout" svg:x1="13.842cm" svg:y1="7.542cm" svg:x2="14.342cm" svg:y2="7.542cm">
          <text:p/>
        </draw:line>
        <draw:frame draw:style-name="gr4" draw:text-style-name="P5" draw:layer="layout" svg:width="2.229cm" svg:height="0.64cm" svg:x="5.453cm" svg:y="3.842cm">
          <draw:text-box>
            <text:p text:style-name="P4"><text:span text:style-name="T2">Index_mux</text:span></text:p>
          </draw:text-box>
        </draw:frame>
        <draw:frame draw:style-name="gr4" draw:text-style-name="P5" draw:layer="layout" svg:width="2.111cm" svg:height="0.64cm" svg:x="9.542cm" svg:y="8.402cm">
          <draw:text-box>
            <text:p text:style-name="P4"><text:span text:style-name="T2">unfilt_mux</text:span></text:p>
          </draw:text-box>
        </draw:frame>
        <draw:frame draw:style-name="gr4" draw:text-style-name="P5" draw:layer="layout" svg:width="1.738cm" svg:height="0.64cm" svg:x="14.042cm" svg:y="6.402cm">
          <draw:text-box>
            <text:p text:style-name="P4"><text:span text:style-name="T2">av_mux</text:span></text:p>
          </draw:text-box>
        </draw:frame>
        <draw:frame draw:style-name="gr4" draw:text-style-name="P5" draw:layer="layout" svg:width="0.697cm" svg:height="0.64cm" svg:x="14.304cm" svg:y="9.902cm">
          <draw:text-box>
            <text:p text:style-name="P4"><text:span text:style-name="T2">0</text:span></text:p>
          </draw:text-box>
        </draw:frame>
        <draw:frame draw:style-name="gr4" draw:text-style-name="P5" draw:layer="layout" svg:width="0.697cm" svg:height="0.64cm" svg:x="14.304cm" svg:y="7.402cm">
          <draw:text-box>
            <text:p text:style-name="P4"><text:span text:style-name="T2">1</text:span></text:p>
          </draw:text-box>
        </draw:frame>
        <draw:frame draw:style-name="gr4" draw:text-style-name="P5" draw:layer="layout" svg:width="0.697cm" svg:height="0.64cm" svg:x="10.345cm" svg:y="10.542cm">
          <draw:text-box>
            <text:p text:style-name="P4"><text:span text:style-name="T2">1</text:span></text:p>
          </draw:text-box>
        </draw:frame>
        <draw:frame draw:style-name="gr4" draw:text-style-name="P5" draw:layer="layout" svg:width="0.697cm" svg:height="0.64cm" svg:x="10.345cm" svg:y="9.402cm">
          <draw:text-box>
            <text:p text:style-name="P4"><text:span text:style-name="T2">0</text:span></text:p>
          </draw:text-box>
        </draw:frame>
        <draw:frame draw:style-name="gr4" draw:text-style-name="P5" draw:layer="layout" svg:width="0.697cm" svg:height="0.64cm" svg:x="6.042cm" svg:y="5.042cm">
          <draw:text-box>
            <text:p text:style-name="P4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542cm" fo:margin-bottom="0.575cm" fo:margin-left="0.542cm" fo:margin-right="0.57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Thomas Holm Hansen</meta:initial-creator>
    <meta:creation-date>2006-02-27T08:50:19</meta:creation-date>
    <dc:creator>Thomas Holm Hansen</dc:creator>
    <dc:date>2006-03-17T15:52:33</dc:date>
    <dc:language>da-DK</dc:language>
    <meta:editing-cycles>12</meta:editing-cycles>
    <meta:editing-duration>PT3H4M48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